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2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32">
      <style:table-cell-properties fo:background-color="#ffff00"/>
    </style:style>
    <style:style style:name="ce5" style:family="table-cell" style:parent-style-name="Default" style:data-style-name="N131"/>
    <style:style style:name="ce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.0402in" draw:marker-start-width="0.2004in" draw:marker-end-width="0.2004in" draw:fill="none" draw:textarea-horizontal-align="center" draw:textarea-vertical-align="middle" fo:padding-top="0.0201in" fo:padding-bottom="0.0201in" fo:padding-left="0.0201in" fo:padding-right="0.0201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6.2988in" svg:height="3.5429in" svg:x="0.8846in" svg:y="2.4236in">
            <draw:object draw:notify-on-update-of-ranges="'06-05'.C4:'06-05'.C12 '06-05'.D3:'06-05'.D3 '06-05'.D4:'06-05'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5.4" calcext:value-type="float">
            <text:p>5.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3086419753086" calcext:value-type="float">
            <text:p>2.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2780487804878" calcext:value-type="float">
            <text:p>9.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1661409043113" calcext:value-type="float">
            <text:p>8.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6.2988in" svg:height="3.5429in" svg:x="0.8846in" svg:y="2.4236in">
            <draw:object draw:notify-on-update-of-ranges="'07-05'.C4:'07-05'.C12 '07-05'.D3:'07-05'.D3 '07-05'.D4:'07-05'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5" calcext:value-type="float">
            <text:p>5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4" calcext:value-type="float">
            <text:p>5.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7037037037037" calcext:value-type="float">
            <text:p>1.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3" calcext:value-type="float">
            <text:p>3.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5.36231884057971" calcext:value-type="float">
            <text:p>5.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17297297297297" calcext:value-type="float">
            <text:p>6.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07-05_RANDOM'.C4:'07-05_RANDOM'.C12 '07-05_RANDOM'.D3:'07-05_RANDOM'.D3 '07-05_RANDOM'.D4:'07-05_RANDOM'.D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2.2" calcext:value-type="float">
            <text:p>2.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77272727272727" calcext:value-type="float">
            <text:p>2.7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.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0.795081967213115" calcext:value-type="float">
            <text:p>0.8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2.3" calcext:value-type="float">
            <text:p>22.3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29896907216495" calcext:value-type="float">
            <text:p>2.3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3.85650224215247" calcext:value-type="float">
            <text:p>3.8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6046511627907" calcext:value-type="float">
            <text:p>2.6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07-05_CIRCLE'.C4:'07-05_CIRCLE'.C12 '07-05_CIRCLE'.D3:'07-05_CIRCLE'.D3 '07-05_CIRCLE'.D4:'07-05_CIRCLE'.D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" calcext:value-type="float">
            <text:p>2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" calcext:value-type="float">
            <text:p>4.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3.38888888888889" calcext:value-type="float">
            <text:p>3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65573770491803" calcext:value-type="float">
            <text:p>6.6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46.5" calcext:value-type="float">
            <text:p>646.5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923645320197" calcext:value-type="float">
            <text:p>15.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036.8" calcext:value-type="float">
            <text:p>4036.8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24408352668214" calcext:value-type="float">
            <text:p>6.2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1-05_RANDOM'.C4:'11-05_RANDOM'.C12 '11-05_RANDOM'.D3:'11-05_RANDOM'.D3 '11-05_RANDOM'.D4:'11-05_RANDOM'.D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45454545454545" calcext:value-type="float">
            <text:p>1.4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1458333333333" calcext:value-type="float">
            <text:p>1.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8.2" calcext:value-type="float">
            <text:p>18.2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741935483871" calcext:value-type="float">
            <text:p>1.1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3.4" calcext:value-type="float">
            <text:p>83.4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58241758241758" calcext:value-type="float">
            <text:p>4.5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3.6" calcext:value-type="float">
            <text:p>203.6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44124700239808" calcext:value-type="float">
            <text:p>2.4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CIRCLE'.C4:'11-05_CIRCLE'.C12 '11-05_CIRCLE'.D3:'11-05_CIRCLE'.D3 '11-05_CIRCLE'.D4:'11-05_CIRCLE'.D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13" calcext:value-type="float">
            <text:p>2.1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3191489361702" calcext:value-type="float">
            <text:p>4.5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33" calcext:value-type="float">
            <text:p>6.33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97183098591549" calcext:value-type="float">
            <text:p>2.9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9.27" calcext:value-type="float">
            <text:p>39.27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20379146919431" calcext:value-type="float">
            <text:p>6.2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22.07" calcext:value-type="float">
            <text:p>622.07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8408454290807" calcext:value-type="float">
            <text:p>15.84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550.07" calcext:value-type="float">
            <text:p>3550.07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70686578680856" calcext:value-type="float">
            <text:p>5.7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LINE_IN_LIN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LINE_IN_LINE'.C4:'11-05_LINE_IN_LINE'.C12 '11-05_LINE_IN_LINE'.D3:'11-05_LINE_IN_LINE'.D3 '11-05_LINE_IN_LINE'.D4:'11-05_LINE_IN_LINE'.D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1.85714285714286" calcext:value-type="float">
            <text:p>1.8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15384615384615" calcext:value-type="float">
            <text:p>4.1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.4" calcext:value-type="float">
            <text:p>35.4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55555555555555" calcext:value-type="float">
            <text:p>6.5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80.3" calcext:value-type="float">
            <text:p>580.3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6.3926553672316" calcext:value-type="float">
            <text:p>16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51.2" calcext:value-type="float">
            <text:p>5151.2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87678786834396" calcext:value-type="float">
            <text:p>8.88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IN_TRIANG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IN_TRIANGLE'.C4:'11-05_IN_TRIANGLE'.C12 '11-05_IN_TRIANGLE'.D3:'11-05_IN_TRIANGLE'.D3 '11-05_IN_TRIANGLE'.D4:'11-05_IN_TRIANGLE'.D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3.84615384615385" calcext:value-type="float">
            <text:p>3.8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8" calcext:value-type="float">
            <text:p>1.6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13095238095238" calcext:value-type="float">
            <text:p>2.1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.9" calcext:value-type="float">
            <text:p>74.9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18435754189944" calcext:value-type="float">
            <text:p>4.1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10.8" calcext:value-type="float">
            <text:p>310.8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4.14953271028037" calcext:value-type="float">
            <text:p>4.15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/>
          <table:table-cell/>
        </table:table-row>
      </table:table>
      <table:table table:name="12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2-05_RANDOM'.C4:'12-05_RANDOM'.C12 '12-05_RANDOM'.D3:'12-05_RANDOM'.D3 '12-05_RANDOM'.D4:'12-05_RANDOM'.D1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24242424242424" calcext:value-type="float">
            <text:p>1.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75609756097561" calcext:value-type="float">
            <text:p>1.7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25" calcext:value-type="float">
            <text:p>1.2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1111111111111" calcext:value-type="float">
            <text:p>1.1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0.8" calcext:value-type="float">
            <text:p>50.8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5.08" calcext:value-type="float">
            <text:p>5.0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4.2" calcext:value-type="float">
            <text:p>104.2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0511811023622" calcext:value-type="float">
            <text:p>2.05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2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2-05_CIRCLE'.C4:'12-05_CIRCLE'.C12 '12-05_CIRCLE'.D3:'12-05_CIRCLE'.D3 '12-05_CIRCLE'.D4:'12-05_CIRCLE'.D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96" calcext:value-type="float">
            <text:p>1.9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.9" calcext:value-type="float">
            <text:p>20.9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4.26530612244898" calcext:value-type="float">
            <text:p>4.2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40.8" calcext:value-type="float">
            <text:p>240.8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1.5215311004785" calcext:value-type="float">
            <text:p>11.5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97.5" calcext:value-type="float">
            <text:p>1397.5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80357142857143" calcext:value-type="float">
            <text:p>5.8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7-05_RANDOM'.C4:'17-05_RANDOM'.C12 '17-05_RANDOM'.D3:'17-05_RANDOM'.D3 '17-05_RANDOM'.D4:'17-05_RANDOM'.D1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.29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52631578947368" calcext:value-type="float">
            <text:p>1.53</text:p>
          </table:table-cell>
          <table:table-cell/>
          <table:table-cell table:formula="of:=[.H7]/[.G7]" office:value-type="float" office:value="0.586579784693868" calcext:value-type="float">
            <text:p>0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20689655172414" calcext:value-type="float">
            <text:p>2.21</text:p>
          </table:table-cell>
          <table:table-cell table:style-name="ce2"/>
          <table:table-cell table:formula="of:=[.H8]/[.G8]" office:value-type="float" office:value="0.675995127351911" calcext:value-type="float">
            <text:p>0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27" calcext:value-type="float">
            <text:p>1.2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984375" calcext:value-type="float">
            <text:p>1.98</text:p>
          </table:table-cell>
          <table:table-cell table:style-name="ce2"/>
          <table:table-cell table:formula="of:=[.H9]/[.G9]" office:value-type="float" office:value="0.842848400588572" calcext:value-type="float">
            <text:p>0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47244094488189" calcext:value-type="float">
            <text:p>1.47</text:p>
          </table:table-cell>
          <table:table-cell table:style-name="ce2"/>
          <table:table-cell table:formula="of:=[.H10]/[.G10]" office:value-type="float" office:value="0.639905150152988" calcext:value-type="float">
            <text:p>0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.53" calcext:value-type="float">
            <text:p>7.53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02673796791444" calcext:value-type="float">
            <text:p>4.03</text:p>
          </table:table-cell>
          <table:table-cell table:style-name="ce2"/>
          <table:table-cell table:formula="of:=[.H11]/[.G11]" office:value-type="float" office:value="1.37321197849023" calcext:value-type="float">
            <text:p>1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.87" calcext:value-type="float">
            <text:p>22.87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3.03718459495352" calcext:value-type="float">
            <text:p>3.04</text:p>
          </table:table-cell>
          <table:table-cell table:style-name="ce2"/>
          <table:table-cell table:formula="of:=[.H12]/[.G12]" office:value-type="float" office:value="1.3662116865685" calcext:value-type="float">
            <text:p>1.3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0.914125354641012" calcext:value-type="float">
            <text:p>0.91</text:p>
          </table:table-cell>
          <table:table-cell office:value-type="string" calcext:value-type="string">
            <text:p>*N</text:p>
          </table:table-cell>
        </table:table-row>
      </table:table>
      <table:table table:name="1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7-05_CIRCLE'.C4:'17-05_CIRCLE'.C12 '17-05_CIRCLE'.D3:'17-05_CIRCLE'.D3 '17-05_CIRCLE'.D4:'17-05_CIRCLE'.D1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/>
          <table:table-cell table:formula="of:=[.H7]/[.G7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83333333333333" calcext:value-type="float">
            <text:p>5.83</text:p>
          </table:table-cell>
          <table:table-cell table:style-name="ce2"/>
          <table:table-cell table:formula="of:=[.H8]/[.G8]" office:value-type="float" office:value="0.933333333333333" calcext:value-type="float">
            <text:p>0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7" calcext:value-type="float">
            <text:p>3.27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67142857142857" calcext:value-type="float">
            <text:p>4.67</text:p>
          </table:table-cell>
          <table:table-cell table:style-name="ce2"/>
          <table:table-cell table:formula="of:=[.H9]/[.G9]" office:value-type="float" office:value="1.16785714285714" calcext:value-type="float">
            <text:p>1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23" calcext:value-type="float">
            <text:p>17.23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5.26911314984709" calcext:value-type="float">
            <text:p>5.27</text:p>
          </table:table-cell>
          <table:table-cell table:style-name="ce2"/>
          <table:table-cell table:formula="of:=[.H10]/[.G10]" office:value-type="float" office:value="1.31727828746177" calcext:value-type="float">
            <text:p>1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2.39" calcext:value-type="float">
            <text:p>192.39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1.165989553105" calcext:value-type="float">
            <text:p>11.17</text:p>
          </table:table-cell>
          <table:table-cell table:style-name="ce2"/>
          <table:table-cell table:formula="of:=[.H11]/[.G11]" office:value-type="float" office:value="1.78655832849681" calcext:value-type="float">
            <text:p>1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66.71" calcext:value-type="float">
            <text:p>1366.71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7.10385155153594" calcext:value-type="float">
            <text:p>7.10</text:p>
          </table:table-cell>
          <table:table-cell table:style-name="ce2"/>
          <table:table-cell table:formula="of:=[.H12]/[.G12]" office:value-type="float" office:value="1.77596288788399" calcext:value-type="float">
            <text:p>1.7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1.28849833000551" calcext:value-type="float">
            <text:p>1.29</text:p>
          </table:table-cell>
          <table:table-cell office:value-type="string" calcext:value-type="string">
            <text:p>*N^2</text:p>
          </table:table-cell>
        </table:table-row>
      </table:table>
      <table:table table:name="19-05_RANDOM" table:style-name="ta1">
        <table:shapes>
          <draw:frame draw:z-index="0" draw:style-name="gr1" draw:text-style-name="P1" svg:width="6.2988in" svg:height="3.5429in" svg:x="0.5882in" svg:y="2.3819in">
            <draw:object draw:notify-on-update-of-ranges="'19-05_RANDOM'.C4:'19-05_RANDOM'.C13 '19-05_RANDOM'.D3:'19-05_RANDOM'.D3 '19-05_RANDOM'.D4:'19-05_RANDOM'.D1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/>
          <table:table-cell table:formula="of:=[.H7]/[.G7]" office:value-type="float" office:value="0.499604161446157" calcext:value-type="float">
            <text:p>0.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23076923076923" calcext:value-type="float">
            <text:p>1.23</text:p>
          </table:table-cell>
          <table:table-cell table:style-name="ce2"/>
          <table:table-cell table:formula="of:=[.H8]/[.G8]" office:value-type="float" office:value="0.376997282561643" calcext:value-type="float">
            <text:p>0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875" calcext:value-type="float">
            <text:p>1.88</text:p>
          </table:table-cell>
          <table:table-cell table:style-name="ce2"/>
          <table:table-cell table:formula="of:=[.H9]/[.G9]" office:value-type="float" office:value="0.796392189532509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5" calcext:value-type="float">
            <text:p>1.50</text:p>
          </table:table-cell>
          <table:table-cell table:style-name="ce2"/>
          <table:table-cell table:formula="of:=[.H10]/[.G10]" office:value-type="float" office:value="0.651881984514141" calcext:value-type="float">
            <text:p>0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2.33333333333333" calcext:value-type="float">
            <text:p>2.33</text:p>
          </table:table-cell>
          <table:table-cell table:style-name="ce2"/>
          <table:table-cell table:formula="of:=[.H11]/[.G11]" office:value-type="float" office:value="0.795721327952066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.3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5047619047619" calcext:value-type="float">
            <text:p>2.50</text:p>
          </table:table-cell>
          <table:table-cell table:style-name="ce2"/>
          <table:table-cell table:formula="of:=[.H12]/[.G12]" office:value-type="float" office:value="1.12671287482599" calcext:value-type="float">
            <text:p>1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8.5" calcext:value-type="float">
            <text:p>68.5</text:p>
          </table:table-cell>
          <table:table-cell/>
          <table:table-cell table:formula="of:=[.C13]*LOG([.C13])" office:value-type="float" office:value="6602.05999132796" calcext:value-type="float">
            <text:p>6602.1</text:p>
          </table:table-cell>
          <table:table-cell table:style-name="ce1" table:formula="of:=[.F13]/[.F12]" office:value-type="float" office:value="2.20068666377599" calcext:value-type="float">
            <text:p>2.20</text:p>
          </table:table-cell>
          <table:table-cell table:style-name="ce1" table:formula="of:=[.D13]/[.D12]" office:value-type="float" office:value="2.60456273764259" calcext:value-type="float">
            <text:p>2.60</text:p>
          </table:table-cell>
          <table:table-cell table:style-name="ce2"/>
          <table:table-cell table:formula="of:=[.H13]/[.G13]" office:value-type="float" office:value="1.18352275247291" calcext:value-type="float">
            <text:p>1.1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775833224757916" calcext:value-type="float">
            <text:p>0.78</text:p>
          </table:table-cell>
          <table:table-cell office:value-type="string" calcext:value-type="string">
            <text:p>*N</text:p>
          </table:table-cell>
        </table:table-row>
      </table:table>
      <table:table table:name="19-05_CIRCLE" table:style-name="ta1">
        <table:shapes>
          <draw:frame draw:z-index="0" draw:style-name="gr1" draw:text-style-name="P1" svg:width="6.2988in" svg:height="3.5429in" svg:x="0.6433in" svg:y="2.3713in">
            <draw:object draw:notify-on-update-of-ranges="'19-05_CIRCLE'.C4:'19-05_CIRCLE'.C12 '19-05_CIRCLE'.D3:'19-05_CIRCLE'.D3 '19-05_CIRCLE'.D4:'19-05_CIRCLE'.D1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4.6311in" svg:height="3.2421in" svg:x="7.3524in" svg:y="2.7083in">
            <draw:object draw:notify-on-update-of-ranges="'19-05_CIRCLE'.M8:'19-05_CIRCLE'.M13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5" calcext:value-type="float">
            <text:p>1.50</text:p>
          </table:table-cell>
          <table:table-cell/>
          <table:table-cell table:formula="of:=[.H7]/[.G7]" office:value-type="float" office:value="0.375" calcext:value-type="float">
            <text:p>0.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3.33333333333333" calcext:value-type="float">
            <text:p>3.33</text:p>
          </table:table-cell>
          <table:table-cell table:style-name="ce2"/>
          <table:table-cell table:formula="of:=[.H8]/[.G8]" office:value-type="float" office:value="0.533333333333333" calcext:value-type="float">
            <text:p>0.5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10" calcext:value-type="float">
            <text:p>10.0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8" calcext:value-type="float">
            <text:p>2.80</text:p>
          </table:table-cell>
          <table:table-cell table:style-name="ce2"/>
          <table:table-cell table:formula="of:=[.H9]/[.G9]" office:value-type="float" office:value="0.7" calcext:value-type="float">
            <text:p>0.7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14" calcext:value-type="float">
            <text:p>14.00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7142857142857" calcext:value-type="float">
            <text:p>2.57</text:p>
          </table:table-cell>
          <table:table-cell table:style-name="ce2"/>
          <table:table-cell table:formula="of:=[.H10]/[.G10]" office:value-type="float" office:value="0.642857142857143" calcext:value-type="float">
            <text:p>0.64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24" calcext:value-type="float">
            <text:p>24.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9.8" calcext:value-type="float">
            <text:p>69.8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69444444444444" calcext:value-type="float">
            <text:p>9.69</text:p>
          </table:table-cell>
          <table:table-cell table:style-name="ce2"/>
          <table:table-cell table:formula="of:=[.H11]/[.G11]" office:value-type="float" office:value="1.55111111111111" calcext:value-type="float">
            <text:p>1.55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9.8" calcext:value-type="float">
            <text:p>69.8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76.1" calcext:value-type="float">
            <text:p>576.1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5358166189112" calcext:value-type="float">
            <text:p>8.25</text:p>
          </table:table-cell>
          <table:table-cell table:style-name="ce2"/>
          <table:table-cell table:formula="of:=[.H12]/[.G12]" office:value-type="float" office:value="2.06339541547278" calcext:value-type="float">
            <text:p>2.0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205.75" calcext:value-type="float">
            <text:p>205.75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57.1" calcext:value-type="float">
            <text:p>3357.1</text:p>
          </table:table-cell>
          <table:table-cell/>
          <table:table-cell table:formula="of:=[.C13]^2" office:value-type="float" office:value="4000000" calcext:value-type="float">
            <text:p>4000000.0</text:p>
          </table:table-cell>
          <table:table-cell table:style-name="ce1" table:formula="of:=[.F13]/[.F12]" office:value-type="float" office:value="4" calcext:value-type="float">
            <text:p>4.00</text:p>
          </table:table-cell>
          <table:table-cell table:style-name="ce1" table:formula="of:=[.D13]/[.D12]" office:value-type="float" office:value="5.82728692935254" calcext:value-type="float">
            <text:p>5.83</text:p>
          </table:table-cell>
          <table:table-cell table:style-name="ce2"/>
          <table:table-cell table:formula="of:=[.H13]/[.G13]" office:value-type="float" office:value="1.45682173233814" calcext:value-type="float">
            <text:p>1.46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466.263888888889" calcext:value-type="float">
            <text:p>466.2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1.04607410501607" calcext:value-type="float">
            <text:p>1.05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28_08_16_CIRCLE_2" table:style-name="ta1">
        <table:shapes>
          <draw:frame draw:z-index="0" draw:style-name="gr1" draw:text-style-name="P1" svg:width="6.2988in" svg:height="3.5429in" svg:x="0.6433in" svg:y="2.3713in">
            <draw:object draw:notify-on-update-of-ranges="28_08_16_CIRCLE_2.C4:28_08_16_CIRCLE_2.C12 28_08_16_CIRCLE_2.D3:28_08_16_CIRCLE_2.D3 28_08_16_CIRCLE_2.D4:28_08_16_CIRCLE_2.D1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4.6311in" svg:height="3.2421in" svg:x="7.3524in" svg:y="2.7083in">
            <draw:object draw:notify-on-update-of-ranges="28_08_16_CIRCLE_2.M8:28_08_16_CIRCLE_2.M13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2222222222222" calcext:value-type="float">
            <text:p>1.72</text:p>
          </table:table-cell>
          <table:table-cell/>
          <table:table-cell table:formula="of:=[.H7]/[.G7]" office:value-type="float" office:value="0.430555555555556" calcext:value-type="float">
            <text:p>0.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3" calcext:value-type="float">
            <text:p>0.6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2.03225806451613" calcext:value-type="float">
            <text:p>2.03</text:p>
          </table:table-cell>
          <table:table-cell table:style-name="ce2"/>
          <table:table-cell table:formula="of:=[.H8]/[.G8]" office:value-type="float" office:value="0.325161290322581" calcext:value-type="float">
            <text:p>0.3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3.31578947368421" calcext:value-type="float">
            <text:p>3.3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58730158730159" calcext:value-type="float">
            <text:p>1.59</text:p>
          </table:table-cell>
          <table:table-cell table:style-name="ce2"/>
          <table:table-cell table:formula="of:=[.H9]/[.G9]" office:value-type="float" office:value="0.396825396825397" calcext:value-type="float">
            <text:p>0.4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5.55555555555556" calcext:value-type="float">
            <text:p>5.5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21" calcext:value-type="float">
            <text:p>1.21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1.21" calcext:value-type="float">
            <text:p>1.21</text:p>
          </table:table-cell>
          <table:table-cell table:style-name="ce2"/>
          <table:table-cell table:formula="of:=[.H10]/[.G10]" office:value-type="float" office:value="0.3025" calcext:value-type="float">
            <text:p>0.30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3.90322580645161" calcext:value-type="float">
            <text:p>3.9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.26" calcext:value-type="float">
            <text:p>4.26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3.52066115702479" calcext:value-type="float">
            <text:p>3.52</text:p>
          </table:table-cell>
          <table:table-cell table:style-name="ce2"/>
          <table:table-cell table:formula="of:=[.H11]/[.G11]" office:value-type="float" office:value="0.563305785123967" calcext:value-type="float">
            <text:p>0.56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.76190476190476" calcext:value-type="float">
            <text:p>6.76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.49" calcext:value-type="float">
            <text:p>4.49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1.05399061032864" calcext:value-type="float">
            <text:p>1.05</text:p>
          </table:table-cell>
          <table:table-cell table:style-name="ce2"/>
          <table:table-cell table:formula="of:=[.H12]/[.G12]" office:value-type="float" office:value="0.26349765258216" calcext:value-type="float">
            <text:p>0.2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4.49" calcext:value-type="float">
            <text:p>4.49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2.63" calcext:value-type="float">
            <text:p>12.63</text:p>
          </table:table-cell>
          <table:table-cell/>
          <table:table-cell table:formula="of:=[.C13]^2" office:value-type="float" office:value="4000000" calcext:value-type="float">
            <text:p>4000000.0</text:p>
          </table:table-cell>
          <table:table-cell table:style-name="ce1" table:formula="of:=[.F13]/[.F12]" office:value-type="float" office:value="4" calcext:value-type="float">
            <text:p>4.00</text:p>
          </table:table-cell>
          <table:table-cell table:style-name="ce1" table:formula="of:=[.D13]/[.D12]" office:value-type="float" office:value="2.81291759465479" calcext:value-type="float">
            <text:p>2.81</text:p>
          </table:table-cell>
          <table:table-cell table:style-name="ce2"/>
          <table:table-cell table:formula="of:=[.H13]/[.G13]" office:value-type="float" office:value="0.703229398663697" calcext:value-type="float">
            <text:p>0.70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10.4380165289256" calcext:value-type="float">
            <text:p>10.4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42643929701048" calcext:value-type="float">
            <text:p>0.43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02-09_RANDOM" table:style-name="ta1">
        <table:shapes>
          <draw:frame draw:z-index="0" draw:style-name="gr1" draw:text-style-name="P1" svg:width="6.2988in" svg:height="3.5429in" svg:x="0.4783in" svg:y="3.448in">
            <draw:object draw:notify-on-update-of-ranges="'02-09_RANDOM'.C4:'02-09_RANDOM'.C13 '02-09_RANDOM'.D3:'02-09_RANDOM'.D3 '02-09_RANDOM'.D4:'02-09_RANDOM'.D13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table:style-name="Default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21" calcext:value-type="float">
            <text:p>0.021</text:p>
          </table:table-cell>
          <table:table-cell/>
          <table:table-cell table:formula="of:=[.C4]" office:value-type="float" office:value="3" calcext:value-type="float">
            <text:p>3.0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.038</text:p>
          </table:table-cell>
          <table:table-cell/>
          <table:table-cell table:formula="of:=[.C5]" office:value-type="float" office:value="5" calcext:value-type="float">
            <text:p>5.0</text:p>
          </table:table-cell>
          <table:table-cell table:formula="of:=[.F5]/[.F4]" office:value-type="float" office:value="1.66666666666667" calcext:value-type="float">
            <text:p>1.67</text:p>
          </table:table-cell>
          <table:table-cell table:formula="of:=[.D5]/[.D4]" office:value-type="float" office:value="1.80952380952381" calcext:value-type="float">
            <text:p>1.81</text:p>
          </table:table-cell>
          <table:table-cell/>
          <table:table-cell table:formula="of:=[.H5]/[.G5]" office:value-type="float" office:value="1.08571428571429" calcext:value-type="float">
            <text:p>1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61" calcext:value-type="float">
            <text:p>0.061</text:p>
          </table:table-cell>
          <table:table-cell/>
          <table:table-cell table:formula="of:=[.C6]" office:value-type="float" office:value="10" calcext:value-type="float">
            <text:p>10.0</text:p>
          </table:table-cell>
          <table:table-cell table:formula="of:=[.F6]/[.F5]" office:value-type="float" office:value="2" calcext:value-type="float">
            <text:p>2.00</text:p>
          </table:table-cell>
          <table:table-cell table:formula="of:=[.D6]/[.D5]" office:value-type="float" office:value="1.60526315789474" calcext:value-type="float">
            <text:p>1.61</text:p>
          </table:table-cell>
          <table:table-cell/>
          <table:table-cell table:formula="of:=[.H6]/[.G6]" office:value-type="float" office:value="0.802631578947369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05" calcext:value-type="float">
            <text:p>0.105</text:p>
          </table:table-cell>
          <table:table-cell/>
          <table:table-cell table:formula="of:=[.C7]" office:value-type="float" office:value="20" calcext:value-type="float">
            <text:p>20.0</text:p>
          </table:table-cell>
          <table:table-cell table:formula="of:=[.F7]/[.F6]" office:value-type="float" office:value="2" calcext:value-type="float">
            <text:p>2.00</text:p>
          </table:table-cell>
          <table:table-cell table:formula="of:=[.D7]/[.D6]" office:value-type="float" office:value="1.72131147540984" calcext:value-type="float">
            <text:p>1.72</text:p>
          </table:table-cell>
          <table:table-cell/>
          <table:table-cell table:formula="of:=[.H7]/[.G7]" office:value-type="float" office:value="0.860655737704918" calcext:value-type="float">
            <text:p>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25" calcext:value-type="float">
            <text:p>0.225</text:p>
          </table:table-cell>
          <table:table-cell/>
          <table:table-cell table:formula="of:=[.C8]" office:value-type="float" office:value="50" calcext:value-type="float">
            <text:p>50.0</text:p>
          </table:table-cell>
          <table:table-cell table:formula="of:=[.F8]/[.F7]" office:value-type="float" office:value="2.5" calcext:value-type="float">
            <text:p>2.50</text:p>
          </table:table-cell>
          <table:table-cell table:formula="of:=[.D8]/[.D7]" office:value-type="float" office:value="2.14285714285714" calcext:value-type="float">
            <text:p>2.14</text:p>
          </table:table-cell>
          <table:table-cell table:style-name="ce2"/>
          <table:table-cell table:formula="of:=[.H8]/[.G8]" office:value-type="float" office:value="0.857142857142857" calcext:value-type="float">
            <text:p>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471" calcext:value-type="float">
            <text:p>0.471</text:p>
          </table:table-cell>
          <table:table-cell/>
          <table:table-cell table:formula="of:=[.C9]" office:value-type="float" office:value="100" calcext:value-type="float">
            <text:p>100.0</text:p>
          </table:table-cell>
          <table:table-cell table:formula="of:=[.F9]/[.F8]" office:value-type="float" office:value="2" calcext:value-type="float">
            <text:p>2.00</text:p>
          </table:table-cell>
          <table:table-cell table:formula="of:=[.D9]/[.D8]" office:value-type="float" office:value="2.09333333333333" calcext:value-type="float">
            <text:p>2.09</text:p>
          </table:table-cell>
          <table:table-cell table:style-name="ce2"/>
          <table:table-cell table:formula="of:=[.H9]/[.G9]" office:value-type="float" office:value="1.04666666666667" calcext:value-type="float">
            <text:p>1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934" calcext:value-type="float">
            <text:p>0.934</text:p>
          </table:table-cell>
          <table:table-cell/>
          <table:table-cell table:formula="of:=[.C10]" office:value-type="float" office:value="200" calcext:value-type="float">
            <text:p>200.0</text:p>
          </table:table-cell>
          <table:table-cell table:formula="of:=[.F10]/[.F9]" office:value-type="float" office:value="2" calcext:value-type="float">
            <text:p>2.00</text:p>
          </table:table-cell>
          <table:table-cell table:formula="of:=[.D10]/[.D9]" office:value-type="float" office:value="1.98301486199575" calcext:value-type="float">
            <text:p>1.98</text:p>
          </table:table-cell>
          <table:table-cell table:style-name="ce2"/>
          <table:table-cell table:formula="of:=[.H10]/[.G10]" office:value-type="float" office:value="0.991507430997877" calcext:value-type="float">
            <text:p>0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.41" calcext:value-type="float">
            <text:p>2.41</text:p>
          </table:table-cell>
          <table:table-cell/>
          <table:table-cell table:formula="of:=[.C11]" office:value-type="float" office:value="500" calcext:value-type="float">
            <text:p>500.0</text:p>
          </table:table-cell>
          <table:table-cell table:formula="of:=[.F11]/[.F10]" office:value-type="float" office:value="2.5" calcext:value-type="float">
            <text:p>2.50</text:p>
          </table:table-cell>
          <table:table-cell table:formula="of:=[.D11]/[.D10]" office:value-type="float" office:value="2.58029978586724" calcext:value-type="float">
            <text:p>2.58</text:p>
          </table:table-cell>
          <table:table-cell table:style-name="ce2"/>
          <table:table-cell table:formula="of:=[.H11]/[.G11]" office:value-type="float" office:value="1.0321199143469" calcext:value-type="float">
            <text:p>1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.301" calcext:value-type="float">
            <text:p>5.301</text:p>
          </table:table-cell>
          <table:table-cell/>
          <table:table-cell table:formula="of:=[.C12]" office:value-type="float" office:value="1000" calcext:value-type="float">
            <text:p>1000.0</text:p>
          </table:table-cell>
          <table:table-cell table:formula="of:=[.F12]/[.F11]" office:value-type="float" office:value="2" calcext:value-type="float">
            <text:p>2.00</text:p>
          </table:table-cell>
          <table:table-cell table:formula="of:=[.D12]/[.D11]" office:value-type="float" office:value="2.19958506224066" calcext:value-type="float">
            <text:p>2.20</text:p>
          </table:table-cell>
          <table:table-cell table:style-name="ce2"/>
          <table:table-cell table:formula="of:=[.H12]/[.G12]" office:value-type="float" office:value="1.09979253112033" calcext:value-type="float">
            <text:p>1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1.46" calcext:value-type="float">
            <text:p>11.46</text:p>
          </table:table-cell>
          <table:table-cell/>
          <table:table-cell table:formula="of:=[.C13]" office:value-type="float" office:value="2000" calcext:value-type="float">
            <text:p>2000.0</text:p>
          </table:table-cell>
          <table:table-cell table:formula="of:=[.F13]/[.F12]" office:value-type="float" office:value="2" calcext:value-type="float">
            <text:p>2.00</text:p>
          </table:table-cell>
          <table:table-cell table:formula="of:=[.D13]/[.D12]" office:value-type="float" office:value="2.16185625353707" calcext:value-type="float">
            <text:p>2.16</text:p>
          </table:table-cell>
          <table:table-cell table:style-name="ce2"/>
          <table:table-cell table:formula="of:=[.H13]/[.G13]" office:value-type="float" office:value="1.08092812676853" calcext:value-type="float">
            <text:p>1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36.777" calcext:value-type="float">
            <text:p>36.777</text:p>
          </table:table-cell>
          <table:table-cell/>
          <table:table-cell table:formula="of:=[.C14]" office:value-type="float" office:value="5000" calcext:value-type="float">
            <text:p>5000.0</text:p>
          </table:table-cell>
          <table:table-cell table:formula="of:=[.F14]/[.F13]" office:value-type="float" office:value="2.5" calcext:value-type="float">
            <text:p>2.50</text:p>
          </table:table-cell>
          <table:table-cell table:formula="of:=[.D14]/[.D13]" office:value-type="float" office:value="3.20916230366492" calcext:value-type="float">
            <text:p>3.21</text:p>
          </table:table-cell>
          <table:table-cell/>
          <table:table-cell table:formula="of:=[.H14]/[.G14]" office:value-type="float" office:value="1.28366492146597" calcext:value-type="float">
            <text:p>1.28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AVERAGE</text:p>
          </table:table-cell>
          <table:table-cell table:formula="of:=AVERAGE([.J5:.J14])" office:value-type="float" office:value="1.01408240508757" calcext:value-type="float">
            <text:p>1.01</text:p>
          </table:table-cell>
          <table:table-cell office:value-type="string" calcext:value-type="string">
            <text:p>*N</text:p>
          </table:table-cell>
        </table:table-row>
      </table:table>
      <table:table table:name="Sheet17" table:style-name="ta1">
        <table:shapes>
          <draw:frame draw:z-index="0" draw:style-name="gr2" draw:text-style-name="P1" svg:width="7.2248in" svg:height="4.2476in" svg:x="0.2043in" svg:y="2.9681in">
            <draw:object draw:notify-on-update-of-ranges="Sheet17.A3:Sheet17.A14 Sheet17.B2:Sheet17.B2 Sheet17.B3:Sheet17.B14 Sheet17.A3:Sheet17.A14 Sheet17.C2:Sheet17.C2 Sheet17.C3:Sheet17.C14 Sheet17.A3:Sheet17.A14 Sheet17.D2:Sheet17.D2 Sheet17.D3:Sheet17.D14 Sheet17.A3:Sheet17.A14 Sheet17.E2:Sheet17.E2 Sheet17.E3:Sheet17.E14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104" calcext:value-type="float">
            <text:p>0.10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437" calcext:value-type="float">
            <text:p>0.437</text:p>
          </table:table-cell>
          <table:table-cell table:style-name="Default" office:value-type="float" office:value="0.806" calcext:value-type="float">
            <text:p>0.806</text:p>
          </table:table-cell>
          <table:table-cell table:style-name="Default" office:value-type="float" office:value="0.626" calcext:value-type="float">
            <text:p>0.626</text:p>
          </table:table-cell>
          <table:table-cell table:style-name="Default" office:value-type="float" office:value="0.318" calcext:value-type="float">
            <text:p>0.31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4.744" calcext:value-type="float">
            <text:p>4.744</text:p>
          </table:table-cell>
          <table:table-cell table:style-name="Default" office:value-type="float" office:value="7.974" calcext:value-type="float">
            <text:p>7.974</text:p>
          </table:table-cell>
          <table:table-cell table:style-name="Default" office:value-type="float" office:value="2.53" calcext:value-type="float">
            <text:p>2.53</text:p>
          </table:table-cell>
          <table:table-cell table:style-name="Default" office:value-type="float" office:value="1.557" calcext:value-type="float">
            <text:p>1.557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5.091" calcext:value-type="float">
            <text:p>55.091</text:p>
          </table:table-cell>
          <table:table-cell office:value-type="float" office:value="201.117" calcext:value-type="float">
            <text:p>201.117</text:p>
          </table:table-cell>
          <table:table-cell office:value-type="float" office:value="3.17" calcext:value-type="float">
            <text:p>3.170</text:p>
          </table:table-cell>
          <table:table-cell office:value-type="float" office:value="2.196" calcext:value-type="float">
            <text:p>2.196</text:p>
          </table:table-cell>
          <table:table-cell table:number-columns-repeated="2"/>
        </table:table-row>
        <table:table-row table:style-name="ro1">
          <table:table-cell table:formula="of:=[.A6]+10000" office:value-type="float" office:value="20000" calcext:value-type="float">
            <text:p>20000</text:p>
          </table:table-cell>
          <table:table-cell office:value-type="float" office:value="120.496" calcext:value-type="float">
            <text:p>120.496</text:p>
          </table:table-cell>
          <table:table-cell office:value-type="float" office:value="397.493" calcext:value-type="float">
            <text:p>397.493</text:p>
          </table:table-cell>
          <table:table-cell office:value-type="float" office:value="3.671" calcext:value-type="float">
            <text:p>3.671</text:p>
          </table:table-cell>
          <table:table-cell office:value-type="float" office:value="2.759" calcext:value-type="float">
            <text:p>2.759</text:p>
          </table:table-cell>
          <table:table-cell table:number-columns-repeated="2"/>
        </table:table-row>
        <table:table-row table:style-name="ro1">
          <table:table-cell table:formula="of:=[.A7]+10000" office:value-type="float" office:value="30000" calcext:value-type="float">
            <text:p>30000</text:p>
          </table:table-cell>
          <table:table-cell office:value-type="float" office:value="182.443" calcext:value-type="float">
            <text:p>182.443</text:p>
          </table:table-cell>
          <table:table-cell office:value-type="float" office:value="599.424" calcext:value-type="float">
            <text:p>599.424</text:p>
          </table:table-cell>
          <table:table-cell office:value-type="float" office:value="4.335" calcext:value-type="float">
            <text:p>4.335</text:p>
          </table:table-cell>
          <table:table-cell office:value-type="float" office:value="3.517" calcext:value-type="float">
            <text:p>3.517</text:p>
          </table:table-cell>
          <table:table-cell table:number-columns-repeated="2"/>
        </table:table-row>
        <table:table-row table:style-name="ro1">
          <table:table-cell table:formula="of:=[.A8]+10000" office:value-type="float" office:value="40000" calcext:value-type="float">
            <text:p>40000</text:p>
          </table:table-cell>
          <table:table-cell office:value-type="float" office:value="269.808" calcext:value-type="float">
            <text:p>269.808</text:p>
          </table:table-cell>
          <table:table-cell office:value-type="float" office:value="863.022" calcext:value-type="float">
            <text:p>863.022</text:p>
          </table:table-cell>
          <table:table-cell office:value-type="float" office:value="4.958" calcext:value-type="float">
            <text:p>4.958</text:p>
          </table:table-cell>
          <table:table-cell office:value-type="float" office:value="4.057" calcext:value-type="float">
            <text:p>4.057</text:p>
          </table:table-cell>
          <table:table-cell table:number-columns-repeated="2"/>
        </table:table-row>
        <table:table-row table:style-name="ro1">
          <table:table-cell table:formula="of:=[.A9]+10000" office:value-type="float" office:value="50000" calcext:value-type="float">
            <text:p>50000</text:p>
          </table:table-cell>
          <table:table-cell office:value-type="float" office:value="354.092" calcext:value-type="float">
            <text:p>354.092</text:p>
          </table:table-cell>
          <table:table-cell office:value-type="float" office:value="1066.332" calcext:value-type="float">
            <text:p>1066.332</text:p>
          </table:table-cell>
          <table:table-cell office:value-type="float" office:value="5.581" calcext:value-type="float">
            <text:p>5.581</text:p>
          </table:table-cell>
          <table:table-cell office:value-type="float" office:value="4.4643" calcext:value-type="float">
            <text:p>4.464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4P0"/>
    </number:currency-style>
    <number:number-style style:name="N135">
      <number:number number:decimal-places="1" number:min-integer-digits="0"/>
    </number:number-style>
    <number:number-style style:name="N136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9:15:42.079959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9-08T19:34:37.983194105</dc:date>
    <meta:editing-duration>PT3H28M8S</meta:editing-duration>
    <meta:editing-cycles>24</meta:editing-cycles>
    <meta:generator>LibreOffice/4.3.3.2$Linux_X86_64 LibreOffice_project/430m0$Build-2</meta:generator>
    <meta:document-statistic meta:table-count="17" meta:cell-count="868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6-05'.C4:'06-05'.D12 '06-05'.D3:'06-05'.D3" chart:data-source-has-labels="row" svg:x="0.32cm" svg:y="0.18cm" svg:width="13.302cm" svg:height="8.64cm">
          <chartooo:coordinate-region svg:x="1.497cm" svg:y="0.38cm" svg:width="11.75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2-05_CIRCLE'.C4:'12-05_CIRCLE'.D12 '12-05_CIRCLE'.D3:'12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CIRCLE'.D4:'12-05_CIRCLE'.D12" chart:label-cell-address="'12-05_CIRCLE'.D3:'12-05_CIRCLE'.D3" chart:class="chart:scatter">
            <chart:domain table:cell-range-address="'12-05_CIRCLE'.C4:'12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CIRCLE'.D3:'12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CIRCLE'.C4:'12-05_CIRCLE'.C12</svg:desc>
                </draw:g>
              </table:table-cell>
              <table:table-cell office:value-type="float" office:value="0.1">
                <text:p>0.1</text:p>
                <draw:g>
                  <svg:desc>'12-05_CIRCLE'.D4:'12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97.5">
                <text:p>139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7-05_RANDOM'.C4:'17-05_RANDOM'.D12 '17-05_RANDOM'.D3:'17-05_RANDOM'.D3" chart:data-source-has-labels="row" svg:x="0.32cm" svg:y="0.18cm" svg:width="13.302cm" svg:height="8.64cm">
          <chartooo:coordinate-region svg:x="0.941cm" svg:y="0.38cm" svg:width="12.3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RANDOM'.D4:'17-05_RANDOM'.D12" chart:label-cell-address="'17-05_RANDOM'.D3:'17-05_RANDOM'.D3" chart:class="chart:scatter">
            <chart:domain table:cell-range-address="'17-05_RANDOM'.C4:'1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RANDOM'.D3:'1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RANDOM'.C4:'17-05_RANDOM'.C12</svg:desc>
                </draw:g>
              </table:table-cell>
              <table:table-cell office:value-type="float" office:value="0.05">
                <text:p>0.05</text:p>
                <draw:g>
                  <svg:desc>'17-05_RANDOM'.D4:'1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7-05_CIRCLE'.C4:'17-05_CIRCLE'.D12 '17-05_CIRCLE'.D3:'17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CIRCLE'.D4:'17-05_CIRCLE'.D12" chart:label-cell-address="'17-05_CIRCLE'.D3:'17-05_CIRCLE'.D3" chart:class="chart:scatter">
            <chart:domain table:cell-range-address="'17-05_CIRCLE'.C4:'1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CIRCLE'.D3:'1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CIRCLE'.C4:'17-05_CIRCLE'.C12</svg:desc>
                </draw:g>
              </table:table-cell>
              <table:table-cell office:value-type="float" office:value="0.001">
                <text:p>0.001</text:p>
                <draw:g>
                  <svg:desc>'17-05_CIRCLE'.D4:'1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2.39">
                <text:p>192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66.71">
                <text:p>1366.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9-05_RANDOM'.C4:'19-05_RANDOM'.D13 '19-05_RANDOM'.D3:'19-05_RANDOM'.D3" chart:data-source-has-labels="row" svg:x="0.32cm" svg:y="0.18cm" svg:width="13.302cm" svg:height="8.64cm">
          <chartooo:coordinate-region svg:x="0.941cm" svg:y="0.379cm" svg:width="12.3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RANDOM'.D4:'19-05_RANDOM'.D13" chart:label-cell-address="'19-05_RANDOM'.D3:'19-05_RANDOM'.D3" chart:class="chart:scatter">
            <chart:domain table:cell-range-address="'19-05_RANDOM'.C4:'19-05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RANDOM'.D3:'19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RANDOM'.C4:'19-05_RANDOM'.C13</svg:desc>
                </draw:g>
              </table:table-cell>
              <table:table-cell office:value-type="float" office:value="0.7">
                <text:p>0.7</text:p>
                <draw:g>
                  <svg:desc>'19-05_RANDOM'.D4:'19-05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68.5">
                <text:p>68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9-05_CIRCLE'.C4:'19-05_CIRCLE'.D12 '19-05_CIRCLE'.D3:'19-05_CIRCLE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CIRCLE'.D4:'19-05_CIRCLE'.D12" chart:label-cell-address="'19-05_CIRCLE'.D3:'19-05_CIRCLE'.D3" chart:class="chart:scatter">
            <chart:domain table:cell-range-address="'19-05_CIRCLE'.C4:'19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CIRCLE'.D3:'19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CIRCLE'.C4:'19-05_CIRCLE'.C12</svg:desc>
                </draw:g>
              </table:table-cell>
              <table:table-cell office:value-type="float" office:value="0.001">
                <text:p>0.001</text:p>
                <draw:g>
                  <svg:desc>'19-05_CIRCLE'.D4:'19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76.1">
                <text:p>576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'19-05_CIRCLE'.M8:'19-05_CIRCLE'.M13" svg:x="0.235cm" svg:y="0.164cm" svg:width="8.978cm" svg:height="7.908cm">
          <chartooo:coordinate-region svg:x="1.518cm" svg:y="0.363cm" svg:width="7.695cm" svg:height="7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9-05_CIRCLE'.M8:'19-05_CIRCLE'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19-05_CIRCLE'.M8:'19-05_CIRCLE'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.75">
                <text:p>205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.263888888889">
                <text:p>466.26388888888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28_08_16_CIRCLE_2.C4:28_08_16_CIRCLE_2.D12 28_08_16_CIRCLE_2.D3:28_08_16_CIRCLE_2.D3" chart:data-source-has-labels="row" svg:x="0.32cm" svg:y="0.18cm" svg:width="13.302cm" svg:height="8.64cm">
          <chartooo:coordinate-region svg:x="1.047cm" svg:y="0.379cm" svg:width="12.2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8_08_16_CIRCLE_2.D4:28_08_16_CIRCLE_2.D12" chart:label-cell-address="28_08_16_CIRCLE_2.D3:28_08_16_CIRCLE_2.D3" chart:class="chart:scatter">
            <chart:domain table:cell-range-address="28_08_16_CIRCLE_2.C4:28_08_16_CIRCLE_2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28_08_16_CIRCLE_2.D3:28_08_16_CIRCLE_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28_08_16_CIRCLE_2.C4:28_08_16_CIRCLE_2.C12</svg:desc>
                </draw:g>
              </table:table-cell>
              <table:table-cell office:value-type="float" office:value="0.26">
                <text:p>0.26</text:p>
                <draw:g>
                  <svg:desc>28_08_16_CIRCLE_2.D4:28_08_16_CIRCLE_2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.49">
                <text:p>4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28_08_16_CIRCLE_2.M8:28_08_16_CIRCLE_2.M13" svg:x="0.235cm" svg:y="0.164cm" svg:width="8.978cm" svg:height="7.908cm">
          <chartooo:coordinate-region svg:x="1.333cm" svg:y="0.363cm" svg:width="7.88cm" svg:height="7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8_08_16_CIRCLE_2.M8:28_08_16_CIRCLE_2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1578947368421">
                <text:p>3.31578947368421</text:p>
                <draw:g>
                  <svg:desc>28_08_16_CIRCLE_2.M8:28_08_16_CIRCLE_2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0322580645161">
                <text:p>3.90322580645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6190476190476">
                <text:p>6.76190476190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380165289256">
                <text:p>10.438016528925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2-09_RANDOM'.C4:'02-09_RANDOM'.D13 '02-09_RANDOM'.D3:'02-09_RANDOM'.D3" chart:data-source-has-labels="row" svg:x="0.32cm" svg:y="0.18cm" svg:width="13.302cm" svg:height="8.64cm">
          <chartooo:coordinate-region svg:x="0.941cm" svg:y="0.38cm" svg:width="12.3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2-09_RANDOM'.D4:'02-09_RANDOM'.D13" chart:label-cell-address="'02-09_RANDOM'.D3:'02-09_RANDOM'.D3" chart:class="chart:scatter">
            <chart:domain table:cell-range-address="'02-09_RANDOM'.C4:'02-09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2-09_RANDOM'.D3:'02-09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2-09_RANDOM'.C4:'02-09_RANDOM'.C13</svg:desc>
                </draw:g>
              </table:table-cell>
              <table:table-cell office:value-type="float" office:value="0.021">
                <text:p>0.021</text:p>
                <draw:g>
                  <svg:desc>'02-09_RANDOM'.D4:'02-09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1.46">
                <text:p>11.4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Sheet17.A3:Sheet17.E14 Sheet17.B2:Sheet17.E2" chart:data-source-has-labels="row" svg:x="0.367cm" svg:y="1.323cm" svg:width="14.075cm" svg:height="9.252cm">
          <chartooo:coordinate-region svg:x="1.359cm" svg:y="1.496cm" svg:width="12.618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7.B3:Sheet17.B14" chart:label-cell-address="Sheet17.B2:Sheet17.B2" chart:class="chart:scatter">
            <chart:domain table:cell-range-address="Sheet17.A3:Sheet17.A14"/>
            <chart:data-point chart:repeated="12"/>
          </chart:series>
          <chart:series chart:style-name="ch9" chart:values-cell-range-address="Sheet17.C3:Sheet17.C14" chart:label-cell-address="Sheet17.C2:Sheet17.C2" chart:class="chart:scatter">
            <chart:data-point chart:repeated="12"/>
          </chart:series>
          <chart:series chart:style-name="ch10" chart:values-cell-range-address="Sheet17.D3:Sheet17.D14" chart:label-cell-address="Sheet17.D2:Sheet17.D2" chart:class="chart:scatter">
            <chart:data-point chart:repeated="12"/>
          </chart:series>
          <chart:series chart:style-name="ch11" chart:values-cell-range-address="Sheet17.E3:Sheet17.E14" chart:label-cell-address="Sheet17.E2:Sheet17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7.B2:Sheet17.B2</svg:desc>
                </draw:g>
              </table:table-cell>
              <table:table-cell office:value-type="string">
                <text:p>Circle</text:p>
                <draw:g>
                  <svg:desc>Sheet17.C2:Sheet17.C2</svg:desc>
                </draw:g>
              </table:table-cell>
              <table:table-cell office:value-type="string">
                <text:p>Line_in_line</text:p>
                <draw:g>
                  <svg:desc>Sheet17.D2:Sheet17.D2</svg:desc>
                </draw:g>
              </table:table-cell>
              <table:table-cell office:value-type="string">
                <text:p>In_triangle</text:p>
                <draw:g>
                  <svg:desc>Sheet17.E2:Sheet17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7.A3:Sheet17.A14</svg:desc>
                </draw:g>
              </table:table-cell>
              <table:table-cell office:value-type="float" office:value="0.065">
                <text:p>0.065</text:p>
                <draw:g>
                  <svg:desc>Sheet17.B3:Sheet17.B14</svg:desc>
                </draw:g>
              </table:table-cell>
              <table:table-cell office:value-type="float" office:value="0.104">
                <text:p>0.104</text:p>
                <draw:g>
                  <svg:desc>Sheet17.C3:Sheet17.C14</svg:desc>
                </draw:g>
              </table:table-cell>
              <table:table-cell office:value-type="float" office:value="0.08">
                <text:p>0.08</text:p>
                <draw:g>
                  <svg:desc>Sheet17.D3:Sheet17.D14</svg:desc>
                </draw:g>
              </table:table-cell>
              <table:table-cell office:value-type="float" office:value="0.046">
                <text:p>0.046</text:p>
                <draw:g>
                  <svg:desc>Sheet17.E3:Sheet17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437">
                <text:p>0.437</text:p>
              </table:table-cell>
              <table:table-cell office:value-type="float" office:value="0.806">
                <text:p>0.806</text:p>
              </table:table-cell>
              <table:table-cell office:value-type="float" office:value="0.626">
                <text:p>0.626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.744">
                <text:p>4.744</text:p>
              </table:table-cell>
              <table:table-cell office:value-type="float" office:value="7.974">
                <text:p>7.974</text:p>
              </table:table-cell>
              <table:table-cell office:value-type="float" office:value="2.53">
                <text:p>2.53</text:p>
              </table:table-cell>
              <table:table-cell office:value-type="float" office:value="1.557">
                <text:p>1.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55.091">
                <text:p>55.091</text:p>
              </table:table-cell>
              <table:table-cell office:value-type="float" office:value="201.117">
                <text:p>201.117</text:p>
              </table:table-cell>
              <table:table-cell office:value-type="float" office:value="3.17">
                <text:p>3.17</text:p>
              </table:table-cell>
              <table:table-cell office:value-type="float" office:value="2.196">
                <text:p>2.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20.496">
                <text:p>120.496</text:p>
              </table:table-cell>
              <table:table-cell office:value-type="float" office:value="397.493">
                <text:p>397.493</text:p>
              </table:table-cell>
              <table:table-cell office:value-type="float" office:value="3.671">
                <text:p>3.671</text:p>
              </table:table-cell>
              <table:table-cell office:value-type="float" office:value="2.759">
                <text:p>2.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182.443">
                <text:p>182.443</text:p>
              </table:table-cell>
              <table:table-cell office:value-type="float" office:value="599.424">
                <text:p>599.424</text:p>
              </table:table-cell>
              <table:table-cell office:value-type="float" office:value="4.335">
                <text:p>4.335</text:p>
              </table:table-cell>
              <table:table-cell office:value-type="float" office:value="3.517">
                <text:p>3.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269.808">
                <text:p>269.808</text:p>
              </table:table-cell>
              <table:table-cell office:value-type="float" office:value="863.022">
                <text:p>863.022</text:p>
              </table:table-cell>
              <table:table-cell office:value-type="float" office:value="4.958">
                <text:p>4.958</text:p>
              </table:table-cell>
              <table:table-cell office:value-type="float" office:value="4.057">
                <text:p>4.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354.092">
                <text:p>354.092</text:p>
              </table:table-cell>
              <table:table-cell office:value-type="float" office:value="1066.332">
                <text:p>1066.332</text:p>
              </table:table-cell>
              <table:table-cell office:value-type="float" office:value="5.581">
                <text:p>5.581</text:p>
              </table:table-cell>
              <table:table-cell office:value-type="float" office:value="4.4643">
                <text:p>4.4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'.C4:'07-05'.D12 '07-05'.D3:'07-05'.D3" chart:data-source-has-labels="row" svg:x="0.32cm" svg:y="0.18cm" svg:width="13.302cm" svg:height="8.64cm">
          <chartooo:coordinate-region svg:x="1.312cm" svg:y="0.379cm" svg:width="11.9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1.7">
                <text:p>1.7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.1">
                <text:p>0.1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036.8">
                <text:p>403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RANDOM'.C4:'11-05_RANDOM'.D12 '11-05_RANDOM'.D3:'11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RANDOM'.D4:'11-05_RANDOM'.D12" chart:label-cell-address="'11-05_RANDOM'.D3:'11-05_RANDOM'.D3" chart:class="chart:scatter">
            <chart:domain table:cell-range-address="'11-05_RANDOM'.C4:'11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RANDOM'.D3:'11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RANDOM'.C4:'11-05_RANDOM'.C12</svg:desc>
                </draw:g>
              </table:table-cell>
              <table:table-cell office:value-type="float" office:value="1.3">
                <text:p>1.3</text:p>
                <draw:g>
                  <svg:desc>'11-05_RANDOM'.D4:'11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03.6">
                <text:p>203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CIRCLE'.C4:'11-05_CIRCLE'.D12 '11-05_CIRCLE'.D3:'11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CIRCLE'.D4:'11-05_CIRCLE'.D12" chart:label-cell-address="'11-05_CIRCLE'.D3:'11-05_CIRCLE'.D3" chart:class="chart:scatter">
            <chart:domain table:cell-range-address="'11-05_CIRCLE'.C4:'11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CIRCLE'.D3:'11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CIRCLE'.C4:'11-05_CIRCLE'.C12</svg:desc>
                </draw:g>
              </table:table-cell>
              <table:table-cell office:value-type="float" office:value="0">
                <text:p>0</text:p>
                <draw:g>
                  <svg:desc>'11-05_CIRCLE'.D4:'11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22.07">
                <text:p>62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550.07">
                <text:p>3550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LINE_IN_LINE'.C4:'11-05_LINE_IN_LINE'.D12 '11-05_LINE_IN_LINE'.D3:'11-05_LINE_IN_LIN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LINE_IN_LINE'.D4:'11-05_LINE_IN_LINE'.D12" chart:label-cell-address="'11-05_LINE_IN_LINE'.D3:'11-05_LINE_IN_LINE'.D3" chart:class="chart:scatter">
            <chart:domain table:cell-range-address="'11-05_LINE_IN_LINE'.C4:'11-05_LINE_IN_LIN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LINE_IN_LINE'.D3:'11-05_LINE_IN_LIN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LINE_IN_LINE'.C4:'11-05_LINE_IN_LINE'.C12</svg:desc>
                </draw:g>
              </table:table-cell>
              <table:table-cell office:value-type="float" office:value="0.1">
                <text:p>0.1</text:p>
                <draw:g>
                  <svg:desc>'11-05_LINE_IN_LINE'.D4:'11-05_LINE_IN_LIN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80.3">
                <text:p>5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151.2">
                <text:p>5151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IN_TRIANGLE'.C4:'11-05_IN_TRIANGLE'.D12 '11-05_IN_TRIANGLE'.D3:'11-05_IN_TRIANGLE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IN_TRIANGLE'.D4:'11-05_IN_TRIANGLE'.D12" chart:label-cell-address="'11-05_IN_TRIANGLE'.D3:'11-05_IN_TRIANGLE'.D3" chart:class="chart:scatter">
            <chart:domain table:cell-range-address="'11-05_IN_TRIANGLE'.C4:'11-05_IN_TRIANG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IN_TRIANGLE'.D3:'11-05_IN_TRIANG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IN_TRIANGLE'.C4:'11-05_IN_TRIANGLE'.C12</svg:desc>
                </draw:g>
              </table:table-cell>
              <table:table-cell office:value-type="float" office:value="0.1">
                <text:p>0.1</text:p>
                <draw:g>
                  <svg:desc>'11-05_IN_TRIANGLE'.D4:'11-05_IN_TRIANG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10.8">
                <text:p>310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2-05_RANDOM'.C4:'12-05_RANDOM'.D12 '12-05_RANDOM'.D3:'12-05_RANDOM'.D3" chart:data-source-has-labels="row" svg:x="0.32cm" svg:y="0.18cm" svg:width="13.302cm" svg:height="8.64cm">
          <chartooo:coordinate-region svg:x="1.127cm" svg:y="0.379cm" svg:width="12.1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RANDOM'.D4:'12-05_RANDOM'.D12" chart:label-cell-address="'12-05_RANDOM'.D3:'12-05_RANDOM'.D3" chart:class="chart:scatter">
            <chart:domain table:cell-range-address="'12-05_RANDOM'.C4:'12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RANDOM'.D3:'12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RANDOM'.C4:'12-05_RANDOM'.C12</svg:desc>
                </draw:g>
              </table:table-cell>
              <table:table-cell office:value-type="float" office:value="2">
                <text:p>2</text:p>
                <draw:g>
                  <svg:desc>'12-05_RANDOM'.D4:'12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4.2">
                <text:p>104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